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848" officeooo:paragraph-rsid="001b1848"/>
    </style:style>
    <style:style style:name="P2" style:family="paragraph" style:parent-style-name="Standard">
      <style:text-properties officeooo:rsid="001b1c10" officeooo:paragraph-rsid="001b1c10"/>
    </style:style>
    <style:style style:name="P3" style:family="paragraph" style:parent-style-name="Standard">
      <style:text-properties officeooo:rsid="001b1c10" officeooo:paragraph-rsid="001b1c10"/>
    </style:style>
    <style:style style:name="T1" style:family="text">
      <style:text-properties officeooo:rsid="001b18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Assignment 1 <text:s text:c="2"/></text:p>
      <text:p text:style-name="P1"/>
      <text:p text:style-name="P1"/>
      <text:p text:style-name="Standard"/>
      <text:p text:style-name="Standard">1. List the directory contents date wise sorted. ( man ls)</text:p>
      <text:p text:style-name="Standard"/>
      <text:p text:style-name="Standard">sunbeam@sunbeam-sushil:~$ ls -lt</text:p>
      <text:p text:style-name="Standard">total 105764</text:p>
      <text:p text:style-name="Standard">drwxr-xr-x <text:s/>7 sunbeam sunbeam <text:s text:c="5"/>4096 May 20 20:25 <text:s/>Documents</text:p>
      <text:p text:style-name="Standard">drwxr-xr-x <text:s/>8 sunbeam sunbeam <text:s text:c="5"/>4096 May 20 20:25 <text:s/>Downloads</text:p>
      <text:p text:style-name="Standard">drwxrwxr-x <text:s/>7 sunbeam sunbeam <text:s text:c="5"/>4096 May 20 19:13 <text:s/>CDAC_OS</text:p>
      <text:p text:style-name="Standard">drwxrwxr-x 10 sunbeam sunbeam <text:s text:c="5"/>4096 May 20 17:56 <text:s/>MyGitData</text:p>
      <text:p text:style-name="Standard">drwxrwxr-x <text:s/>9 sunbeam sunbeam <text:s text:c="5"/>4096 May 20 17:31 <text:s/>Sunbeam1111</text:p>
      <text:p text:style-name="Standard">-rw-rw-r-- <text:s/>1 sunbeam sunbeam <text:s text:c="7"/>21 May 20 17:26 <text:s/>demo1</text:p>
      <text:p text:style-name="Standard">drwxrwxr-x <text:s/>4 sunbeam sunbeam <text:s text:c="5"/>4096 May 17 22:14 <text:s/>copy</text:p>
      <text:p text:style-name="Standard">-rw-rw-r-- <text:s/>1 sunbeam sunbeam <text:s text:c="3"/>688761 May <text:s/>9 22:13 <text:s/>hs_err_pid5436.log</text:p>
      <text:p text:style-name="Standard">drwxr-xr-x <text:s/>6 sunbeam sunbeam <text:s text:c="5"/>4096 May <text:s/>7 19:39 <text:s/>Desktop</text:p>
      <text:p text:style-name="Standard">drwx------ <text:s/>7 sunbeam sunbeam <text:s text:c="5"/>4096 May <text:s/>2 16:40 <text:s/>snap</text:p>
      <text:p text:style-name="Standard">-rw-rw-r-- <text:s/>1 sunbeam sunbeam <text:s text:c="5"/>8275 Apr 22 14:23 <text:s/>Assignment7.zip</text:p>
      <text:p text:style-name="Standard">-rw-rw-r-- <text:s/>1 sunbeam sunbeam <text:s text:c="3"/>385939 Apr 18 16:12 <text:s/>hs_err_pid17499.log</text:p>
      <text:p text:style-name="Standard">-rw-rw-r-- <text:s/>1 sunbeam sunbeam 107128128 Apr 13 03:22 <text:s/>google-chrome-stable_current_amd64.deb</text:p>
      <text:p text:style-name="Standard">drwxrwxr-x <text:s/>5 sunbeam sunbeam <text:s text:c="5"/>4096 Apr 11 17:18 <text:s/>Assignment7</text:p>
      <text:p text:style-name="Standard">-rw-rw-r-- <text:s/>1 sunbeam sunbeam <text:s text:c="5"/>3380 Apr <text:s/>4 22:43 <text:s/>assignment3</text:p>
      <text:p text:style-name="Standard">drwxrwxr-x <text:s/>4 sunbeam sunbeam <text:s text:c="5"/>4096 Apr <text:s/>2 15:43 <text:s/>practice</text:p>
      <text:p text:style-name="Standard">-rw-rw-r-- <text:s/>1 sunbeam sunbeam <text:s text:c="5"/>2137 Mar 30 17:30 'cpp lab exam_240340820103.zip'</text:p>
      <text:p text:style-name="Standard">drwxrwxr-x <text:s/>2 sunbeam sunbeam <text:s text:c="5"/>4096 Mar 30 17:30 'cpp lab exam_240340820103'</text:p>
      <text:p text:style-name="Standard">-rw-rw-r-- <text:s/>1 sunbeam sunbeam <text:s text:c="8"/>0 Mar 21 15:43 <text:s/>assignment3_1.cpp</text:p>
      <text:p text:style-name="Standard">drwxr-xr-x <text:s/>3 sunbeam sunbeam <text:s text:c="5"/>4096 Mar <text:s/>7 22:02 <text:s/>Pictures</text:p>
      <text:p text:style-name="Standard">drwxr-xr-x <text:s/>2 sunbeam sunbeam <text:s text:c="5"/>4096 Mar <text:s/>5 02:46 <text:s/>Music</text:p>
      <text:p text:style-name="Standard">drwxr-xr-x <text:s/>2 sunbeam sunbeam <text:s text:c="5"/>4096 Mar <text:s/>5 02:46 <text:s/>Public</text:p>
      <text:p text:style-name="Standard">drwxr-xr-x <text:s/>2 sunbeam sunbeam <text:s text:c="5"/>4096 Mar <text:s/>5 02:46 <text:s/>Templates</text:p>
      <text:p text:style-name="Standard">drwxr-xr-x <text:s/>2 sunbeam sunbeam <text:s text:c="5"/>4096 Mar <text:s/>5 02:46 <text:s/>Videos</text:p>
      <text:p text:style-name="Standard"/>
      <text:p text:style-name="Standard"/>
      <text:p text:style-name="Standard"/>
      <text:p text:style-name="Standard"/>
      <text:p text:style-name="Standard">2. List the directory contents size wise sorted.(man ls)</text:p>
      <text:p text:style-name="Standard"/>
      <text:p text:style-name="Standard">sunbeam@sunbeam-sushil:~$ ls -ls</text:p>
      <text:p text:style-name="Standard">total 105764</text:p>
      <text:p text:style-name="Standard"><text:s text:c="5"/>4 -rw-rw-r-- <text:s/>1 sunbeam sunbeam <text:s text:c="5"/>3380 Apr <text:s/>4 22:43 <text:s/>assignment3</text:p>
      <text:p text:style-name="Standard"><text:s text:c="5"/>0 -rw-rw-r-- <text:s/>1 sunbeam sunbeam <text:s text:c="8"/>0 Mar 21 15:43 <text:s/>assignment3_1.cpp</text:p>
      <text:p text:style-name="Standard"><text:s text:c="5"/>4 drwxrwxr-x <text:s/>5 sunbeam sunbeam <text:s text:c="5"/>4096 Apr 11 17:18 <text:s/>Assignment7</text:p>
      <text:p text:style-name="Standard"><text:s text:c="4"/>12 -rw-rw-r-- <text:s/>1 sunbeam sunbeam <text:s text:c="5"/>8275 Apr 22 14:23 <text:s/>Assignment7.zip</text:p>
      <text:p text:style-name="Standard"><text:s text:c="5"/>4 drwxrwxr-x <text:s/>7 sunbeam sunbeam <text:s text:c="5"/>4096 May 20 19:13 <text:s/>CDAC_OS</text:p>
      <text:p text:style-name="Standard"><text:s text:c="5"/>4 drwxrwxr-x <text:s/>4 sunbeam sunbeam <text:s text:c="5"/>4096 May 17 22:14 <text:s/>copy</text:p>
      <text:p text:style-name="Standard"><text:s text:c="5"/>4 drwxrwxr-x <text:s/>2 sunbeam sunbeam <text:s text:c="5"/>4096 Mar 30 17:30 'cpp lab exam_240340820103'</text:p>
      <text:p text:style-name="Standard"><text:s text:c="5"/>4 -rw-rw-r-- <text:s/>1 sunbeam sunbeam <text:s text:c="5"/>2137 Mar 30 17:30 'cpp lab exam_240340820103.zip'</text:p>
      <text:p text:style-name="Standard"><text:s text:c="5"/>4 -rw-rw-r-- <text:s/>1 sunbeam sunbeam <text:s text:c="7"/>21 May 20 17:26 <text:s/>demo1</text:p>
      <text:p text:style-name="Standard"><text:s text:c="5"/>4 drwxr-xr-x <text:s/>6 sunbeam sunbeam <text:s text:c="5"/>4096 May <text:s/>7 19:39 <text:s/>Desktop</text:p>
      <text:p text:style-name="Standard"><text:s text:c="5"/>4 drwxr-xr-x <text:s/>7 sunbeam sunbeam <text:s text:c="5"/>4096 May 20 20:25 <text:s/>Documents</text:p>
      <text:p text:style-name="Standard"><text:soft-page-break/><text:s text:c="5"/>4 drwxr-xr-x <text:s/>8 sunbeam sunbeam <text:s text:c="5"/>4096 May 20 20:25 <text:s/>Downloads</text:p>
      <text:p text:style-name="Standard">104620 -rw-rw-r-- <text:s/>1 sunbeam sunbeam 107128128 Apr 13 03:22 <text:s/>google-chrome-stable_current_amd64.deb</text:p>
      <text:p text:style-name="Standard"><text:s text:c="3"/>380 -rw-rw-r-- <text:s/>1 sunbeam sunbeam <text:s text:c="3"/>385939 Apr 18 16:12 <text:s/>hs_err_pid17499.log</text:p>
      <text:p text:style-name="Standard"><text:s text:c="3"/>676 -rw-rw-r-- <text:s/>1 sunbeam sunbeam <text:s text:c="3"/>688761 May <text:s/>9 22:13 <text:s/>hs_err_pid5436.log</text:p>
      <text:p text:style-name="Standard"><text:s text:c="5"/>4 drwxr-xr-x <text:s/>2 sunbeam sunbeam <text:s text:c="5"/>4096 Mar <text:s/>5 02:46 <text:s/>Music</text:p>
      <text:p text:style-name="Standard"><text:s text:c="5"/>4 drwxrwxr-x 10 sunbeam sunbeam <text:s text:c="5"/>4096 May 20 17:56 <text:s/>MyGitData</text:p>
      <text:p text:style-name="Standard"><text:s text:c="5"/>4 drwxr-xr-x <text:s/>3 sunbeam sunbeam <text:s text:c="5"/>4096 Mar <text:s/>7 22:02 <text:s/>Pictures</text:p>
      <text:p text:style-name="Standard"><text:s text:c="5"/>4 drwxrwxr-x <text:s/>4 sunbeam sunbeam <text:s text:c="5"/>4096 Apr <text:s/>2 15:43 <text:s/>practice</text:p>
      <text:p text:style-name="Standard"><text:s text:c="5"/>4 drwxr-xr-x <text:s/>2 sunbeam sunbeam <text:s text:c="5"/>4096 Mar <text:s/>5 02:46 <text:s/>Public</text:p>
      <text:p text:style-name="Standard"><text:s text:c="5"/>4 drwx------ <text:s/>7 sunbeam sunbeam <text:s text:c="5"/>4096 May <text:s/>2 16:40 <text:s/>snap</text:p>
      <text:p text:style-name="Standard"><text:s text:c="5"/>4 drwxrwxr-x <text:s/>9 sunbeam sunbeam <text:s text:c="5"/>4096 May 20 17:31 <text:s/>Sunbeam1111</text:p>
      <text:p text:style-name="Standard"><text:s text:c="5"/>4 drwxr-xr-x <text:s/>2 sunbeam sunbeam <text:s text:c="5"/>4096 Mar <text:s/>5 02:46 <text:s/>Templates</text:p>
      <text:p text:style-name="Standard"><text:s text:c="5"/>4 drwxr-xr-x <text:s/>2 sunbeam sunbeam <text:s text:c="5"/>4096 Mar <text:s/>5 02:46 <text:s/>Videos</text:p>
      <text:p text:style-name="Standard"/>
      <text:p text:style-name="Standard"/>
      <text:p text:style-name="Standard"/>
      <text:p text:style-name="Standard">3. List directory contents along with their inode no. (ma<text:span text:style-name="T1">n </text:span>ls)</text:p>
      <text:p text:style-name="Standard"/>
      <text:p text:style-name="Standard">sunbeam@sunbeam-sushil:~$ ls -il</text:p>
      <text:p text:style-name="Standard">total 105764</text:p>
      <text:p text:style-name="Standard">4063433 -rw-rw-r-- <text:s/>1 sunbeam sunbeam <text:s text:c="5"/>3380 Apr <text:s/>4 22:43 <text:s/>assignment3</text:p>
      <text:p text:style-name="Standard">4063427 -rw-rw-r-- <text:s/>1 sunbeam sunbeam <text:s text:c="8"/>0 Mar 21 15:43 <text:s/>assignment3_1.cpp</text:p>
      <text:p text:style-name="Standard">4063436 drwxrwxr-x <text:s/>5 sunbeam sunbeam <text:s text:c="5"/>4096 Apr 11 17:18 <text:s/>Assignment7</text:p>
      <text:p text:style-name="Standard">4063456 -rw-rw-r-- <text:s/>1 sunbeam sunbeam <text:s text:c="5"/>8275 Apr 22 14:23 <text:s/>Assignment7.zip</text:p>
      <text:p text:style-name="Standard">4597556 drwxrwxr-x <text:s/>7 sunbeam sunbeam <text:s text:c="5"/>4096 May 20 19:13 <text:s/>CDAC_OS</text:p>
      <text:p text:style-name="Standard">4194544 drwxrwxr-x <text:s/>4 sunbeam sunbeam <text:s text:c="5"/>4096 May 17 22:14 <text:s/>copy</text:p>
      <text:p text:style-name="Standard">4200340 drwxrwxr-x <text:s/>2 sunbeam sunbeam <text:s text:c="5"/>4096 Mar 30 17:30 'cpp lab exam_240340820103'</text:p>
      <text:p text:style-name="Standard">4063432 -rw-rw-r-- <text:s/>1 sunbeam sunbeam <text:s text:c="5"/>2137 Mar 30 17:30 'cpp lab exam_240340820103.zip'</text:p>
      <text:p text:style-name="Standard">4063462 -rw-rw-r-- <text:s/>1 sunbeam sunbeam <text:s text:c="7"/>21 May 20 17:26 <text:s/>demo1</text:p>
      <text:p text:style-name="Standard">4328779 drwxr-xr-x <text:s/>6 sunbeam sunbeam <text:s text:c="5"/>4096 May <text:s/>7 19:39 <text:s/>Desktop</text:p>
      <text:p text:style-name="Standard">4328783 drwxr-xr-x <text:s/>7 sunbeam sunbeam <text:s text:c="5"/>4096 May 20 20:25 <text:s/>Documents</text:p>
      <text:p text:style-name="Standard">4328780 drwxr-xr-x <text:s/>8 sunbeam sunbeam <text:s text:c="5"/>4096 May 20 20:25 <text:s/>Downloads</text:p>
      <text:p text:style-name="Standard">4063457 -rw-rw-r-- <text:s/>1 sunbeam sunbeam 107128128 Apr 13 03:22 <text:s/>google-chrome-stable_current_amd64.deb</text:p>
      <text:p text:style-name="Standard">4063430 -rw-rw-r-- <text:s/>1 sunbeam sunbeam <text:s text:c="3"/>385939 Apr 18 16:12 <text:s/>hs_err_pid17499.log</text:p>
      <text:p text:style-name="Standard">4063461 -rw-rw-r-- <text:s/>1 sunbeam sunbeam <text:s text:c="3"/>688761 May <text:s/>9 22:13 <text:s/>hs_err_pid5436.log</text:p>
      <text:p text:style-name="Standard">4329067 drwxr-xr-x <text:s/>2 sunbeam sunbeam <text:s text:c="5"/>4096 Mar <text:s/>5 02:46 <text:s/>Music</text:p>
      <text:p text:style-name="Standard">4195313 drwxrwxr-x 10 sunbeam sunbeam <text:s text:c="5"/>4096 May 20 17:56 <text:s/>MyGitData</text:p>
      <text:p text:style-name="Standard">4329068 drwxr-xr-x <text:s/>3 sunbeam sunbeam <text:s text:c="5"/>4096 Mar <text:s/>7 22:02 <text:s/>Pictures</text:p>
      <text:p text:style-name="Standard">4200342 drwxrwxr-x <text:s/>4 sunbeam sunbeam <text:s text:c="5"/>4096 Apr <text:s/>2 15:43 <text:s/>practice</text:p>
      <text:p text:style-name="Standard">4328782 drwxr-xr-x <text:s/>2 sunbeam sunbeam <text:s text:c="5"/>4096 Mar <text:s/>5 02:46 <text:s/>Public</text:p>
      <text:p text:style-name="Standard">4195110 drwx------ <text:s/>7 sunbeam sunbeam <text:s text:c="5"/>4096 May <text:s/>2 16:40 <text:s/>snap</text:p>
      <text:p text:style-name="Standard">4195861 drwxrwxr-x <text:s/>9 sunbeam sunbeam <text:s text:c="5"/>4096 May 20 17:31 <text:s/>Sunbeam1111</text:p>
      <text:p text:style-name="Standard">4328781 drwxr-xr-x <text:s/>2 sunbeam sunbeam <text:s text:c="5"/>4096 Mar <text:s/>5 02:46 <text:s/>Templates</text:p>
      <text:p text:style-name="Standard">4329069 drwxr-xr-x <text:s/>2 sunbeam sunbeam <text:s text:c="5"/>4096 Mar <text:s/>5 02:46 <text:s/>Videos</text:p>
      <text:p text:style-name="Standard"/>
      <text:p text:style-name="Standard"/>
      <text:p text:style-name="Standard">4. List the contents of the subdirectory.</text:p>
      <text:p text:style-name="Standard">sunbeam@sunbeam-sushil:~$ ls Sunbeam1111</text:p>
      <text:p text:style-name="Standard">ads <text:s/>ads.zip <text:s/>cpp <text:s/>dbt <text:s/>DSA.zip <text:s/>Java <text:s/>osc_sdm <text:s/>project <text:s/>wpt</text:p>
      <text:p text:style-name="Standard"/>
      <text:p text:style-name="Standard"><text:soft-page-break/></text:p>
      <text:p text:style-name="Standard">5. 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it.</text:p>
      <text:p text:style-name="Standard"/>
      <text:p text:style-name="Standard"/>
      <text:p text:style-name="Standard"/>
      <text:p text:style-name="P2">sunbeam@sunbeam-sushil:~/CDAC_OS$ cat&gt; Details.txt</text:p>
      <text:p text:style-name="P2">Sushil Sarap</text:p>
      <text:p text:style-name="P2">sunbeam@sunbeam-sushil:~/CDAC_OS$ cat &gt;&gt; Details.txt</text:p>
      <text:p text:style-name="P2">Akola</text:p>
      <text:p text:style-name="P2">sunbeam@sunbeam-sushil:~/CDAC_OS$ </text:p>
      <text:p text:style-name="P2"/>
      <text:p text:style-name="P2"/>
      <text:p text:style-name="P2"/>
      <text:p text:style-name="P2">6. how to change the time stamp of file (man touch)</text:p>
      <text:p text:style-name="P2">sunbeam@sunbeam-sushil:~/CDAC_OS$ touch -t 202405201729.21 dir1</text:p>
      <text:p text:style-name="P2"/>
      <text:p text:style-name="P2"/>
      <text:p text:style-name="P2"/>
      <text:p text:style-name="P2"/>
      <text:p text:style-name="P2">7. Create directory structure : Give following commands ,</text:p>
      <text:p text:style-name="P2">-&gt; mkdir one</text:p>
      <text:p text:style-name="P2">-&gt; cd one</text:p>
      <text:p text:style-name="P2">-&gt; touch 1.txt 11.txt 111.txt</text:p>
      <text:p text:style-name="P2">-&gt; mkdir two</text:p>
      <text:p text:style-name="P2">-&gt; cd two</text:p>
      <text:p text:style-name="P2">-&gt; touch 2.txt 22.txt 222.txt</text:p>
      <text:p text:style-name="P2">-&gt; mkdir three</text:p>
      <text:p text:style-name="P2">-&gt; cd three</text:p>
      <text:p text:style-name="P2">-&gt; touch 3.txt 33.txt 333.txt</text:p>
      <text:p text:style-name="P2">-&gt; mkdir four</text:p>
      <text:p text:style-name="P2">-&gt; cd four</text:p>
      <text:p text:style-name="P2">-&gt; touch 4.txt 44.txt 444.txt</text:p>
      <text:p text:style-name="P2">-&gt; mkdir five</text:p>
      <text:p text:style-name="P2">-&gt; cd five</text:p>
      <text:p text:style-name="P2">-&gt; touch 5.txt 55.txt 555.txt</text:p>
      <text:p text:style-name="P2">-&gt; cd ~ (i.e. go to your home directory)</text:p>
      <text:p text:style-name="P2"/>
      <text:p text:style-name="P2"/>
      <text:p text:style-name="P2"/>
      <text:p text:style-name="P2"/>
      <text:p text:style-name="P2">sunbeam@sunbeam-sushil:~/CDAC_OS$ mkdir one</text:p>
      <text:p text:style-name="P2">sunbeam@sunbeam-sushil:~/CDAC_OS$ cd one</text:p>
      <text:p text:style-name="P2">sunbeam@sunbeam-sushil:~/CDAC_OS/one$ touch 1.txt 11.txt</text:p>
      <text:p text:style-name="P2">sunbeam@sunbeam-sushil:~/CDAC_OS/one$ touch 111.txt</text:p>
      <text:p text:style-name="P2">sunbeam@sunbeam-sushil:~/CDAC_OS/one$ cd two</text:p>
      <text:p text:style-name="P2">bash: cd: two: No such file or directory</text:p>
      <text:p text:style-name="P2">sunbeam@sunbeam-sushil:~/CDAC_OS/one$ mkdir two</text:p>
      <text:p text:style-name="P2"><text:soft-page-break/>sunbeam@sunbeam-sushil:~/CDAC_OS/one$ cd two</text:p>
      <text:p text:style-name="P2">sunbeam@sunbeam-sushil:~/CDAC_OS/one/two$ touch 2.txt 22.txt 222.txt</text:p>
      <text:p text:style-name="P2">sunbeam@sunbeam-sushil:~/CDAC_OS/one/two$ mkdir three</text:p>
      <text:p text:style-name="P2">sunbeam@sunbeam-sushil:~/CDAC_OS/one/two$ cd three</text:p>
      <text:p text:style-name="P2">sunbeam@sunbeam-sushil:~/CDAC_OS/one/two/three$ touch 3.txt 33.txt 333.txt</text:p>
      <text:p text:style-name="P2">sunbeam@sunbeam-sushil:~/CDAC_OS/one/two/three$ mkdir four</text:p>
      <text:p text:style-name="P2">sunbeam@sunbeam-sushil:~/CDAC_OS/one/two/three$ cd four</text:p>
      <text:p text:style-name="P2">sunbeam@sunbeam-sushil:~/CDAC_OS/one/two/three/four$ touch 4.txt 44.txt 444.txt</text:p>
      <text:p text:style-name="P2">sunbeam@sunbeam-sushil:~/CDAC_OS/one/two/three/four$ mkdir five</text:p>
      <text:p text:style-name="P2">sunbeam@sunbeam-sushil:~/CDAC_OS/one/two/three/four$ cd five</text:p>
      <text:p text:style-name="P2">sunbeam@sunbeam-sushil:~/CDAC_OS/one/two/three/four/five$ touch 5.txt 55.txt 555.txt</text:p>
      <text:p text:style-name="P2">sunbeam@sunbeam-sushil:~/CDAC_OS/one/two/three/four/five$ cd</text:p>
      <text:p text:style-name="P2">sunbeam@sunbeam-sushil:~$ cd-</text:p>
      <text:p text:style-name="P2"/>
      <text:p text:style-name="P2"/>
      <text:p text:style-name="P2">8. Considering above directory structure , Do following</text:p>
      <text:p text:style-name="P2">operations :</text:p>
      <text:p text:style-name="P2">i. list the directory contents of directory named</text:p>
      <text:p text:style-name="P2">"five" from current directory (i.e. home directory).</text:p>
      <text:p text:style-name="P2"/>
      <text:p text:style-name="P2">sunbeam@sunbeam-sushil:~$ ls CDAC_OS/one/two/three/four/five</text:p>
      <text:p text:style-name="P2">555.txt <text:s/>55.txt <text:s/>5.txt</text:p>
      <text:p text:style-name="P2"/>
      <text:p text:style-name="P2"/>
      <text:p text:style-name="P2">ii. write your name in a file named "44.txt" of</text:p>
      <text:p text:style-name="P2">directory "four" from current directory.</text:p>
      <text:p text:style-name="P2"/>
      <text:p text:style-name="P2">sunbeam@sunbeam-sushil:~$ cat&gt;&gt;CDAC_OS/one/two/three/four/44.txt</text:p>
      <text:p text:style-name="P2">Sushil</text:p>
      <text:p text:style-name="P2"/>
      <text:p text:style-name="P2"/>
      <text:p text:style-name="P2">iii. remove the file named "555.txt" from directory</text:p>
      <text:p text:style-name="P2">"five" from current directory.</text:p>
      <text:p text:style-name="P2"/>
      <text:p text:style-name="P2"/>
      <text:p text:style-name="P2">sunbeam@sunbeam-sushil:~$ rm CDAC_OS/one/two/three/four/five/555.txt</text:p>
      <text:p text:style-name="P2"/>
      <text:p text:style-name="P2"/>
      <text:p text:style-name="P2">iv. change directory to five</text:p>
      <text:p text:style-name="P2">one/two/three/four/five/ ).</text:p>
      <text:p text:style-name="P2">( i.e. cd</text:p>
      <text:p text:style-name="P2"/>
      <text:p text:style-name="P2">sunbeam@sunbeam-sushil:~$ cd CDAC_OS/one/two/three/four/five</text:p>
      <text:p text:style-name="P2">sunbeam@sunbeam-sushil:~/CDAC_OS/one/two/three/four/five$ </text:p>
      <text:p text:style-name="P2"/>
      <text:p text:style-name="P2"/>
      <text:p text:style-name="P2">v. write your course name in file named "3.txt" which</text:p>
      <text:p text:style-name="P2">resides in directory "three" from current directory (i.e.</text:p>
      <text:p text:style-name="P2">five).also read the same file.</text:p>
      <text:p text:style-name="P2"/>
      <text:p text:style-name="P2">sunbeam@sunbeam-sushil:~/CDAC_OS/one/two/three/four/five$ cat&gt;../../3.txt</text:p>
      <text:p text:style-name="P2">PGDAC</text:p>
      <text:p text:style-name="P2"><text:soft-page-break/>sunbeam@sunbeam-sushil:~/CDAC_OS/one/two/three/four/five$ cat ../../3.txt</text:p>
      <text:p text:style-name="P2">PGDAC</text:p>
      <text:p text:style-name="P2">sunbeam@sunbeam-sushil:~/CDAC_OS/one/two/three/four/five$ </text:p>
      <text:p text:style-name="P2"/>
      <text:p text:style-name="P2"/>
      <text:p text:style-name="P2"/>
      <text:p text:style-name="P2"/>
      <text:p text:style-name="P2">vi. list the contents of directory "two" from current</text:p>
      <text:p text:style-name="P2">directory (i.e. five).</text:p>
      <text:p text:style-name="P2"/>
      <text:p text:style-name="P2">sunbeam@sunbeam-sushil:~/CDAC_OS/one/two/three/four/five$ ls ../../../</text:p>
      <text:p text:style-name="P2">222.txt <text:s/>22.txt <text:s/>2.txt <text:s/>three</text:p>
      <text:p text:style-name="P2">sunbeam@sunbeam-sushil:~/CDAC_OS/one/two/three/four/five$ </text:p>
      <text:p text:style-name="P2"/>
      <text:p text:style-name="P2"/>
      <text:p text:style-name="P2">vii. remove file named "222.txt" which belongs to</text:p>
      <text:p text:style-name="P2">directory "two" from current directory (i.e. five)</text:p>
      <text:p text:style-name="P2"/>
      <text:p text:style-name="P2">sunbeam@sunbeam-sushil:~/CDAC_OS/one/two/three/four/five$ ls ../../../</text:p>
      <text:p text:style-name="P2">222.txt <text:s/>22.txt <text:s/>2.txt <text:s/>three</text:p>
      <text:p text:style-name="P2">sunbeam@sunbeam-sushil:~/CDAC_OS/one/two/three/four/five$ rm ../../../222.txt</text:p>
      <text:p text:style-name="P2">sunbeam@sunbeam-sushil:~/CDAC_OS/one/two/three/four/five$ ls ../../../</text:p>
      <text:p text:style-name="P2">22.txt <text:s/>2.txt <text:s/>three</text:p>
      <text:p text:style-name="P2">sunbeam@sunbeam-sushil:~/CDAC_OS/one/two/three/four/five$ </text:p>
      <text:p text:style-name="P2"/>
      <text:p text:style-name="P2"/>
      <text:p text:style-name="P2"/>
      <text:p text:style-name="P2">viii. now change the directory to "one"</text:p>
      <text:p text:style-name="P2">sunbeam@sunbeam-sushil:~/CDAC_OS/one/two/three/four/five$ cd ../../../../</text:p>
      <text:p text:style-name="P2">sunbeam@sunbeam-sushil:~/CDAC_OS/one$ </text:p>
      <text:p text:style-name="P2"/>
      <text:p text:style-name="P2"/>
      <text:p text:style-name="P2">ix. remove all files only from directory named "five"</text:p>
      <text:p text:style-name="P2">from current directory (i.e. one)</text:p>
      <text:p text:style-name="P2">sunbeam@sunbeam-sushil:~/CDAC_OS/one$ ls two/three/four/five/</text:p>
      <text:p text:style-name="P2">55.txt <text:s/>5.txt</text:p>
      <text:p text:style-name="P2">sunbeam@sunbeam-sushil:~/CDAC_OS/one$ rm two/three/four/five/*</text:p>
      <text:p text:style-name="P2">sunbeam@sunbeam-sushil:~/CDAC_OS/one$ ls two/three/four/five/</text:p>
      <text:p text:style-name="P2">sunbeam@sunbeam-sushil:~/CDAC_OS/one$ </text:p>
      <text:p text:style-name="P2"/>
      <text:p text:style-name="P2">x. remove directory named "five" from current directory</text:p>
      <text:p text:style-name="P2">(i.e. one)</text:p>
      <text:p text:style-name="P2">sunbeam@sunbeam-sushil:~/CDAC_OS/one$ rm -rf two/three/four/five/*</text:p>
      <text:p text:style-name="P2">sunbeam@sunbeam-sushil:~/CDAC_OS/one$ </text:p>
      <text:p text:style-name="P2">xi. remove whole directory named "four" from current</text:p>
      <text:p text:style-name="P2">directory (i.e. one)</text:p>
      <text:p text:style-name="P2">sunbeam@sunbeam-sushil:~/CDAC_OS/one$ tree</text:p>
      <text:p text:style-name="P2">.</text:p>
      <text:p text:style-name="P2">├── 111.txt</text:p>
      <text:p text:style-name="P2">├── 11.txt</text:p>
      <text:p text:style-name="P2">├── 1.txt</text:p>
      <text:p text:style-name="P2">└── two</text:p>
      <text:p text:style-name="P2"><text:soft-page-break/><text:s text:c="4"/>├── 22.txt</text:p>
      <text:p text:style-name="P2"><text:s text:c="4"/>├── 2.txt</text:p>
      <text:p text:style-name="P2"><text:s text:c="4"/>└── three</text:p>
      <text:p text:style-name="P2"><text:s text:c="8"/>├── 333.txt</text:p>
      <text:p text:style-name="P2"><text:s text:c="8"/>├── 33.txt</text:p>
      <text:p text:style-name="P2"><text:s text:c="8"/>└── 3.txt</text:p>
      <text:p text:style-name="P2"/>
      <text:p text:style-name="P2">2 directories, 8 files</text:p>
      <text:p text:style-name="P2"/>
      <text:p text:style-name="P2"/>
      <text:p text:style-name="P2">xii. change to your home directory.</text:p>
      <text:p text:style-name="P2"/>
      <text:p text:style-name="P2">sunbeam@sunbeam-sushil:~/CDAC_OS/one$ cd ~</text:p>
      <text:p text:style-name="P2">sunbeam@sunbeam-sushil:~$ </text:p>
      <text:p text:style-name="P2"/>
      <text:p text:style-name="P2"/>
      <text:p text:style-name="P2">9. change the time stamp of file named "3.txt" which resides</text:p>
      <text:p text:style-name="P2">in directory named "three".(man touch)</text:p>
      <text:p text:style-name="P2"/>
      <text:p text:style-name="P2">sunbeam@sunbeam-sushil:~$ ls -lt CDAC_OS/one/two/three/3.txt</text:p>
      <text:p text:style-name="P2">-rw-rw-r-- 1 sunbeam sunbeam 6 May 22 19:24 CDAC_OS/one/two/three/3.txt</text:p>
      <text:p text:style-name="P2">sunbeam@sunbeam-sushil:~$ touch -t 202405212317 one/two/three/3.txt</text:p>
      <text:p text:style-name="P2">touch: cannot touch 'one/two/three/3.txt': No such file or directory</text:p>
      <text:p text:style-name="P2">sunbeam@sunbeam-sushil:~$ touch -t 202405212317 CDAC_OS/one/two/three/3.txt</text:p>
      <text:p text:style-name="P2">sunbeam@sunbeam-sushil:~$ ls -lt CDAC_OS/one/two/three/3.txt</text:p>
      <text:p text:style-name="P2">-rw-rw-r-- 1 sunbeam sunbeam 6 May 21 23:17 CDAC_OS/one/two/three/3.txt</text:p>
      <text:p text:style-name="P2">sunbeam@sunbeam-sushil:~$ </text:p>
      <text:p text:style-name="P2">sunbeam@sunbeam-sushil:~$ ls -lt CDAC_OS/one/two/three/3.txt</text:p>
      <text:p text:style-name="P2">-rw-rw-r-- 1 sunbeam sunbeam 6 May 22 19:24 CDAC_OS/one/two/three/3.txt</text:p>
      <text:p text:style-name="P2">sunbeam@sunbeam-sushil:~$ touch -t 202405212317 one/two/three/3.txt</text:p>
      <text:p text:style-name="P2">touch: cannot touch 'one/two/three/3.txt': No such file or directory</text:p>
      <text:p text:style-name="P2">sunbeam@sunbeam-sushil:~$ touch -t 202405212317 CDAC_OS/one/two/three/3.txt</text:p>
      <text:p text:style-name="P2">sunbeam@sunbeam-sushil:~$ ls -lt CDAC_OS/one/two/three/3.txt</text:p>
      <text:p text:style-name="P2">-rw-rw-r-- 1 sunbeam sunbeam 6 May 21 23:17 CDAC_OS/one/two/three/3.txt</text:p>
      <text:p text:style-name="P2">sunbeam@sunbeam-sushil:~$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54:10.930648933</meta:creation-date>
    <dc:date>2024-05-23T18:06:36.534819050</dc:date>
    <meta:editing-duration>PT43M4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6" meta:paragraph-count="224" meta:word-count="1356" meta:character-count="11404" meta:non-whitespace-character-count="9519"/>
  </office:meta>
</office:document-meta>
</file>